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_20_indent">
      <style:paragraph-properties fo:margin-left="0in" fo:margin-right="0in" fo:text-indent="0.5in" style:auto-text-indent="false"/>
    </style:style>
    <style:style style:name="P2" style:family="paragraph" style:parent-style-name="Text_20_body_20_indent">
      <style:paragraph-properties fo:margin-left="0in" fo:margin-right="0in" fo:text-indent="0.5in" style:auto-text-indent="false"/>
      <style:text-properties style:text-underline-style="solid" style:text-underline-width="auto" style:text-underline-color="font-color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Standard">
      <style:paragraph-properties fo:margin-left="0.5in" fo:margin-right="0in" fo:text-indent="-0.5in" style:auto-text-indent="false"/>
    </style:style>
    <style:style style:name="P5" style:family="paragraph" style:parent-style-name="Standard">
      <style:paragraph-properties fo:margin-left="0in" fo:margin-right="0in" fo:text-indent="0.5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  <style:text-properties style:text-underline-style="solid" style:text-underline-width="auto" style:text-underline-color="font-color"/>
    </style:style>
    <style:style style:name="P7" style:family="paragraph" style:parent-style-name="Body_20_Text_20_Indent_20_2">
      <style:text-properties style:text-underline-style="solid" style:text-underline-width="auto" style:text-underline-color="font-color"/>
    </style:style>
    <style:style style:name="T1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pace Elevator Cost Breakdown</text:h>
      <text:p text:style-name="P4"/>
      <text:p text:style-name="Body_20_Text_20_Indent_20_2">The cost breakdown for the space elevator has been based on the actual or projected costs from existing programs whenever possible. <text:s/>In situations where reliable cost estimates can not be obtained based on existing programs the component costs are taken from existing programs and combined with estimated design and construction cost estimates. <text:s/>The following cost breakdown is for the full construction of a 20,000 kg capacity space elevator starting with a 10 to 20 cm wide initial cable which has lower risk.</text:p>
      <text:p text:style-name="Body_20_Text_20_Indent_20_2"/>
      <text:p text:style-name="P7">Launch costs</text:p>
      <text:p text:style-name="Body_20_Text_20_Indent_20_2">To deploy the initial cable we are proposing, 40, 000 kg, and the deployment spacecraft will require four launches of the new Atlas V Heavy (26,000 kg payload to LEO). <text:s/>We considered launching our initial spacecraft on the shuttle but found we could more cost effectively launch in on expendable vehicles. <text:s/>This does however imply that the assembly in LEO will need to be autonomous or done at the ISS. <text:s/>The four launches will cost $250M each. <text:s/>Alternative launch vehicles have been considered, <text:s/>Delta IV, Proton, Energia, Ariane V, Shuttle, Shuttle-C and Saturn V, but each is either not in operation, light on payload capability or expensive.</text:p>
      <text:p text:style-name="Body_20_Text_20_Indent_20_2"/>
      <text:p text:style-name="P7">Deployment spacecraft</text:p>
      <text:p text:style-name="Body_20_Text_20_Indent_20_2">The initial spacecraft will need to be split into packages that will fit on available launch vehicles, 26,000 kg. <text:s/>To minimize the risk of cable loss due to meteor damage we must launch the largest ribbon cable possible. <text:s/>To do this within the payload of available launch vehicles we are proposing to launch two ribbons independently, mate their end masses and deploy them together. <text:s/>Only the ends will be connected during deployment to reduce the differential stresses between the cables. <text:s/>The two ribbons will be joined into one wide ribbon by the first climber that ascends the set. <text:s/>The combined ribbons will have a mass of 44,000 kg, vary in width from 10 cm to 23 cm, support climbers up to 990 kg and have a statistical lifetime of three years. <text:s/></text:p>
      <text:p text:style-name="Body_20_Text_20_Indent_20_2">The cables will be mounted on long, large diameter spools (2m dia x 3 m long) to fit into the Atlas V fairing (5m dia x 23.4 m long) and minimize the stresses on the cables. <text:s/>For the spool and mounting structure of each cable we have estimated a cost of $25M. <text:s/></text:p>
      <text:p text:style-name="Body_20_Text_20_Indent_20_2">A magnetoplasmadynamic (MPD) propulsion system will be used to move the spacecraft from LEO to GEO and then impart the required angular momentum during deployment. <text:s/>MPD systems of 200kW have been constructed and we will require two identical systems of roughly this size. <text:s/>These are simple systems and estimates of less than $1M have been forwarded for them. <text:s/>We will budget $10M each for design, testing and construction.</text:p>
      <text:p text:style-name="Body_20_Text_20_Indent_20_2">The power for the spacecraft will come from a laser beaming system. <text:s/>This will require photovoltaic arrays with a 10 meter diameter, we have budgeted an array of twice this area, 150 m<text:span text:style-name="T1">2</text:span>. <text:s/>Optimally the cells will be GaAs but silicon could be used with loss in efficiency and additional thermal issues. <text:s/>GaAs photocells are currently expensive, $50k/m<text:span text:style-name="T1">2</text:span>, but with large scale production which we will require for this program the per unit cost should drop. <text:s/>With lower production costs or an advanced silicon cell we estimate that photovoltaic cell costs for our program could be $10k/m<text:span text:style-name="T1">2</text:span>. <text:s/>The cost of the photocells will be roughly $1.5M. <text:s/>In addition we have estimated $7M for the actual assembly of the arrays and associated deployment system.</text:p>
      <text:p text:style-name="Body_20_Text_20_Indent_20_2">The structural system of the spacecraft will be required to support the photocells, cable spool mounts, MPD engines and control hardware. <text:s/>The structures also need to be designed such that the four individual payloads can be quickly and easily autonomously combined on orbit into one large spacecraft. <text:s/>We have estimated $15M for design and construction of the spacecraft structures. </text:p>
      <text:p text:style-name="Body_20_Text_20_Indent_20_2"><text:soft-page-break/>The two cable endmasses will need to join <text:s/>on-orbit, smoothly start deployment of the cable, transmit telemetry during deployment, soft land on Earth and act as a beacon to facilitate easy retrieval. <text:s/>This system is comparable to a small satellite with less requirements in some areas and more in others. <text:s/>We have estimated that the cost of the combined two endmasses to be $20M.</text:p>
      <text:p text:style-name="Body_20_Text_20_Indent_20_2">The last major segment is the control hardware. <text:s/>This is also very similar to what would be found on a conventional spacecraft. <text:s/>It will be responsible for attitude control, telemetry, deployment control and autonomous or tele-operated on-orbit assembly. <text:s/>Again, to duplicate a small spacecraft with these mission objectives we estimate that the cost will be about $50M.</text:p>
      <text:p text:style-name="Body_20_Text_20_Indent_20_2">Additional hardware will include the braking motors, thermal control blankets, wiring, etc. <text:s/>These costs will be a small fraction of our program and we have estimated that they will be less than $10M.</text:p>
      <text:p text:style-name="Body_20_Text_20_Indent_20_2">The design and coordination of the spacecraft assembly will require a well managed effort. <text:s/>The spacecraft we will require is not complex compared to many that have been built and flown but it is large which will add its own difficulties. <text:s/>We have estimated $100M for the design and assembly coordination.</text:p>
      <text:p text:style-name="Body_20_Text_20_Indent_20_2">On top of these estimates we have added a 100% contingency to the spacecraft construction. <text:s/>This contingency comes out to $254M.</text:p>
      <text:p text:style-name="Body_20_Text_20_Indent_20_2"/>
      <text:p text:style-name="P7">The Cable</text:p>
      <text:p text:style-name="Body_20_Text_20_Indent_20_2">The cable for the elevator will be mass produced and have a mass of 750,000 kg. <text:s/>Mass production costs of carbon nanotubes (CNT) will be roughly $100/kg based on Mitsui estimates. <text:s/>A dedicated production facility for processing raw CNTs into finished ribbon cable will be required at a cost of $100M??? check this???. <text:s/>The interconnects on the cable will require a development and production facility and initial discussion with 3M give us an estimate of possibly $20M.</text:p>
      <text:p text:style-name="Body_20_Text_20_Indent_20_2">As with the spacecraft we have added a 100% contingency on the cable cost estimate, $195M.</text:p>
      <text:p text:style-name="Body_20_Text_20_Indent_20_2"/>
      <text:p text:style-name="P7">The Climbers</text:p>
      <text:p text:style-name="P1">The climbers, like the cable, will be a mass production enterprise. <text:s/>We will require 230 climbers during the construction stage and many more during operations. <text:s/>The climbers are fairly simple systems consisting of photocells for receiving the beamed power, DC electric motors, tread based drive, structures and control. <text:s/>The motors will be roughly $50k for each 100kW of drive power at least initially but future production could drop this cost. <text:s/>The photocells, as with our spacecraft, will be $10k/m<text:span text:style-name="T1">2</text:span>. <text:s/>The structure and control will amount to $200k per climber. <text:s/>These costs all assume some savings due to mass production.</text:p>
      <text:p text:style-name="P1"/>
      <text:p text:style-name="P2">Power beaming </text:p>
      <text:p text:style-name="P1">To insure continuous operation the power beaming system will consist of three ocean-going stations for $100M each based on Sealaunch and Megafloat. <text:s/>Each station will have one or two lasers ($100M) and an associated set of optics ($125M) and an additional power generation system ($10M). <text:s/>One additional system may be set up on land, Mojave desert, to pump climbers at altitude. <text:s/>This will insure continuous operation even if one or two laser beaming systems are down for maintenance. </text:p>
      <text:p text:style-name="P1"/>
      <text:p text:style-name="P2">Anchor station</text:p>
      <text:p text:style-name="P1">$100M plus $20M for modifications based on Sealaunch and Megafloat systems. <text:s/>The modifications will be for implementing a precision tension control system for the cable attachement.</text:p>
      <text:p text:style-name="P1"/>
      <text:p text:style-name="P2">Tracking station </text:p>
      <text:p text:style-name="P1"><text:soft-page-break/>@ $500M <text:s/>based on NASA report and One Hectre telescope. <text:s/>This system may be in operation for other uses and the required tracking data could be purchased if the system is operationally sound.</text:p>
      <text:p text:style-name="P5"/>
      <text:h text:style-name="Heading_20_2" text:outline-level="2">Facilities</text:h>
      <text:p text:style-name="P5">Additional facilities that will be essential are living quarters for the crew and visitors at the anchor station. <text:s/>This will be a separate floating platform with ample space for a small airport, houses and professional facilities. <text:s/>A functional platform at roughly 0.3 km<text:span text:style-name="T1">2</text:span> would be roughly $200M based on the megafloat system. <text:s/>Additional facilities will be required at various other locations and the cost associated with these will be about $2M per year.</text:p>
      <text:p text:style-name="P5"/>
      <text:h text:style-name="Heading_20_2" text:outline-level="2">Admin</text:h>
      <text:p text:style-name="Body_20_Text_20_Indent_20_2">7 years with 200 people at $150k average $210M – does not include personel associated with components above. <text:s/>These are people at different locations around the world to account for the coordination of the construction effort and conducting technical efforts. <text:s/>This cost will also cover tracking operations, admin, satellite intergration, business operations, <text:s/>and costs associated with regulatory compliance.</text:p>
      <text:p text:style-name="P5"/>
      <text:p text:style-name="P6">Cont. </text:p>
      <text:p text:style-name="P5">We are still in the early stage of planning so some error in our estimates are to be expected. <text:s/>Because of this we have placed a additional 30% <text:s/>contingency on all costs ($1.44B).</text:p>
      <text:p text:style-name="P5"/>
      <text:h text:style-name="Heading_20_2" text:outline-level="2">Total </text:h>
      <text:p text:style-name="P5">$6.24B</text:p>
      <text:p text:style-name="P4"/>
      <text:p text:style-name="Body_20_Text_20_Indent_20_2">If we take these costs and run them through a business scenario I get that at 500$/kg ($270/lb) and 5000 kg launched per day (on each of two cables) that within a few years the company could go public and net 500% return <text:s/>at a P/E ratio of 20. <text:s text:c="2"/>A higher P/E ratio, which could easily be expected could net twice this retur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.5in" fo:margin-right="0in" fo:text-indent="-0.5in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text-indent="0.5in" style:auto-text-indent="false" fo:keep-with-next="always"/>
      <style:text-properties style:text-underline-style="solid" style:text-underline-width="auto" style:text-underline-color="font-color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-0.5in" style:auto-text-indent="false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list-level-position-and-space-mode="label-alignment">
          <style: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ace Elevator Cost Breakdown</dc:title>
    <meta:initial-creator>Bradley Carl Edwards</meta:initial-creator>
    <meta:creation-date>2002-03-30T20:36:00</meta:creation-date>
    <dc:creator>Bradley Carl Edwards</dc:creator>
    <dc:date>2002-04-01T12:45:00</dc:date>
    <meta:print-date>2002-04-01T14:45:00</meta:print-date>
    <meta:editing-cycles>12</meta:editing-cycles>
    <meta:editing-duration>PT04H31M00S</meta:editing-duration>
    <meta:document-statistic meta:table-count="0" meta:image-count="0" meta:object-count="0" meta:page-count="3" meta:paragraph-count="35" meta:word-count="1427" meta:character-count="8673"/>
    <meta:generator>OpenOffice.org/3.0_Beta$Unix OpenOffice.org_project/300m2$Build-9301</meta:generator>
  </office:meta>
</office:document-meta>
</file>